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3e5bc" officeooo:paragraph-rsid="0003e5bc"/>
    </style:style>
    <style:style style:name="P2" style:family="paragraph" style:parent-style-name="Standard">
      <style:text-properties officeooo:rsid="000534fb" officeooo:paragraph-rsid="000534fb"/>
    </style:style>
    <style:style style:name="P3" style:family="paragraph" style:parent-style-name="Standard">
      <style:text-properties officeooo:rsid="000534fb" officeooo:paragraph-rsid="000603fc"/>
    </style:style>
    <style:style style:name="P4" style:family="paragraph" style:parent-style-name="Standard">
      <style:text-properties officeooo:rsid="000603fc" officeooo:paragraph-rsid="000603fc"/>
    </style:style>
    <style:style style:name="T1" style:family="text">
      <style:text-properties officeooo:rsid="000603fc"/>
    </style:style>
    <style:style style:name="T2" style:family="text">
      <style:text-properties officeooo:rsid="000736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: Einleitung (Idee)</text:p>
      <text:p text:style-name="P1">- <text:span text:style-name="T1">Beschreibung der Spielebibliothek</text:span></text:p>
      <text:p text:style-name="P1">2: Clean Architecture</text:p>
      <text:p text:style-name="P1">- <text:span text:style-name="T1">Schalenmodel ([Domänen Code], Application Code, Adapter, Plugins → Main)</text:span></text:p>
      <text:p text:style-name="P1">- <text:span text:style-name="T1">Schichten Nummern → Nutzen, ausklammern von Fremdcode</text:span></text:p>
      <text:p text:style-name="P2">3: Programming Principles</text:p>
      <text:p text:style-name="P2"/>
      <text:p text:style-name="P4">SOLID</text:p>
      <text:p text:style-name="P2">- <text:span text:style-name="T1">Single responsibility principle</text:span></text:p>
      <text:p text:style-name="P2"><text:tab/>- <text:span text:style-name="T1">Account, Statistik, [Sender und Empfäger]</text:span></text:p>
      <text:p text:style-name="P2">- <text:span text:style-name="T1">Open/Closed prin. (Offen für Erweiterung, Geschlossen gegen Veränderung (Anforderungen))<text:tab/>- Spiele</text:span></text:p>
      <text:p text:style-name="P4">- Liskov substitustion</text:p>
      <text:p text:style-name="P4"><text:tab/>- Games oder Menu→ Oberklasse kann mit jeder Unterglasse ausgetauscht werden</text:p>
      <text:p text:style-name="P3">- <text:span text:style-name="T1">Interface Segregation prin.</text:span></text:p>
      <text:p text:style-name="P3"><text:tab/>- <text:span text:style-name="T1">Schnittstelle zu Datenbank oder Menubuilder</text:span></text:p>
      <text:p text:style-name="P3">- <text:span text:style-name="T1">Dependecy Inversion prin</text:span></text:p>
      <text:p text:style-name="P3"><text:tab/>- <text:span text:style-name="T1">Menubuilder (Umweg über Interface) (Dependency injection)</text:span></text:p>
      <text:p text:style-name="P4">GRASP</text:p>
      <text:p text:style-name="P4">- Low Coppeling</text:p>
      <text:p text:style-name="P4"><text:tab/>- Games oder Menu → nidrige Abhängigkeit von Klassen Untereinander</text:p>
      <text:p text:style-name="P4">- High Cohesion</text:p>
      <text:p text:style-name="P4"><text:tab/>- Account oder Statistik→ alle Methoden und Attribute sind speziell für die Klasse <text:tab/>Relevant </text:p>
      <text:p text:style-name="P4">DRY</text:p>
      <text:p text:style-name="P4">- Menubuilder → eine Funktion wird von allen anderen Klassen verwendet (keine andere macht das selbe)</text:p>
      <text:p text:style-name="P4"/>
      <text:p text:style-name="P2">4: Entwurfsmuster</text:p>
      <text:p text:style-name="P2"><text:tab/>- <text:span text:style-name="T1">Kompositum mit/aus Singletons</text:span></text:p>
      <text:p text:style-name="P2">5: Unit Test <text:span text:style-name="T1">(10)</text:span></text:p>
      <text:p text:style-name="P2">- <text:span text:style-name="T1">Framework</text:span></text:p>
      <text:p text:style-name="P4">Aufbau → <text:s/>Baut Umgebung – Auszühren der Funktion – Gegenprüfen</text:p>
      <text:p text:style-name="P2">- <text:span text:style-name="T1">ATRIP-Regeln</text:span></text:p>
      <text:p text:style-name="P2">- <text:span text:style-name="T1">Automatic → Gegenprüfen des Ergebnisses</text:span></text:p>
      <text:p text:style-name="P2">- <text:span text:style-name="T1">Thorough – Datenbankzugriff mit Mockup, Statusik (Auswertung), Spiel (Teste Gewinn)</text:span></text:p>
      <text:p text:style-name="P2">- <text:span text:style-name="T1">Repeatable → Umgebung</text:span></text:p>
      <text:p text:style-name="P4">-Independent → Tests nicht voneinander Abhänig</text:p>
      <text:p text:style-name="P4">-Professional → leicht verstendlicher Test Aufbau und Ablauf</text:p>
      <text:p text:style-name="P2">6: Refectoring</text:p>
      <text:p text:style-name="P2">- <text:span text:style-name="T2">Umbau auf Sender/Resever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08T13:06:25.310000000</dc:date>
    <meta:editing-duration>PT1H1M58S</meta:editing-duration>
    <meta:editing-cycles>5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36" meta:word-count="199" meta:character-count="1419" meta:non-whitespace-character-count="1243"/>
  </office:meta>
</office:document-meta>
</file>